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Topic" xml:id="id18" draw:id="id18" draw:layer="layout" svg:width="2.38cm" svg:height="1.52cm" svg:x="10.22cm" svg:y="4.6cm">
          <text:p>probl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7" draw:id="id17" draw:layer="layout" svg:width="2.38cm" svg:height="1.52cm" svg:x="16.12cm" svg:y="5.96cm">
          <text:p>sol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9" draw:id="id19" draw:layer="layout" svg:width="2.38cm" svg:height="1.52cm" svg:x="13.06cm" svg:y="2.18cm">
          <text:p>wha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20" draw:id="id20" draw:layer="layout" svg:width="2.38cm" svg:height="1.52cm" svg:x="15.68cm" svg:y="3.04cm">
          <text:p>h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6" draw:id="id16" draw:layer="layout" svg:width="2.38cm" svg:height="1.52cm" svg:x="15.38cm" svg:y="8.86cm">
          <text:p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7" draw:id="id7" draw:layer="layout" svg:width="2.38cm" svg:height="1.52cm" svg:x="6.5cm" svg:y="9.08cm">
          <text:p>application<text:line-break/>do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26" draw:id="id26" draw:layer="layout" svg:width="2.38cm" svg:height="1.52cm" svg:x="3.069cm" svg:y="6.954cm">
          <text:p>requirem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1" draw:id="id11" draw:layer="layout" svg:width="2.38cm" svg:height="1.52cm" svg:x="10.5cm" svg:y="15.78cm">
          <text:p>doma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3" draw:id="id13" draw:layer="layout" svg:width="2.38cm" svg:height="1.52cm" svg:x="15.16cm" svg:y="18.42cm">
          <text:p>phenomen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4" draw:id="id14" draw:layer="layout" svg:width="2.38cm" svg:height="1.52cm" svg:x="16.16cm" svg:y="21.18cm">
          <text:p>individu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5" draw:id="id15" draw:layer="layout" svg:width="2.38cm" svg:height="1.52cm" svg:x="15.12cm" svg:y="23.88cm">
          <text:p>id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2" draw:id="id2" draw:layer="layout" svg:width="2.38cm" svg:height="1.52cm" svg:x="7.76cm" svg:y="18.18cm">
          <text:p>descripti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" draw:id="id1" draw:layer="layout" svg:width="2.38cm" svg:height="1.52cm" svg:x="3.5cm" svg:y="13.66cm">
          <text:p>design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3" draw:id="id3" draw:layer="layout" svg:width="2.38cm" svg:height="1.52cm" svg:x="3.263cm" svg:y="16.626cm">
          <text:p>defin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4" draw:id="id4" draw:layer="layout" svg:width="2.38cm" svg:height="1.52cm" svg:x="3.98cm" svg:y="20.16cm">
          <text:p>refutable<text:line-break/>descrip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5" draw:id="id5" draw:layer="layout" svg:width="2.38cm" svg:height="1.52cm" svg:x="4.94cm" svg:y="22.54cm">
          <text:p>raw<text:line-break/>sketch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9" draw:id="id9" draw:layer="layout" svg:width="2.38cm" svg:height="1.52cm" svg:x="11.48cm" svg:y="20.22cm">
          <text:p>sp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8" draw:id="id8" draw:layer="layout" svg:width="2.38cm" svg:height="1.52cm" svg:x="10.9cm" svg:y="22.06cm">
          <text:p>sco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6" draw:id="id6" draw:layer="layout" svg:width="2.38cm" svg:height="1.52cm" svg:x="1.38cm" svg:y="22.36cm">
          <text:p>predic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2" draw:id="id12" draw:layer="layout" svg:width="2.38cm" svg:height="1.52cm" svg:x="14.56cm" svg:y="15.42cm">
          <text:p>characteris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10" draw:id="id10" draw:layer="layout" svg:width="2.38cm" svg:height="1.52cm" svg:x="11.86cm" svg:y="18.42cm">
          <text:p>m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21" draw:id="id21" draw:layer="layout" svg:width="2.38cm" svg:height="1.52cm" svg:x="10.68cm" svg:y="7.54cm">
          <text:p>problem<text:line-break/>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22" draw:id="id22" draw:layer="layout" svg:width="2.38cm" svg:height="1.52cm" svg:x="6.58cm" svg:y="3cm">
          <text:p>problem<text:line-break/>fr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Topic" xml:id="id25" draw:id="id25" draw:layer="layout" svg:width="2.38cm" svg:height="1.52cm" svg:x="10.62cm" svg:y="13.16cm">
          <text:p>specificati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Link" draw:layer="layout" draw:type="line" svg:x1="5.532cm" svg:y1="14.958cm" svg:x2="8.108cm" svg:y2="18.402cm" draw:start-shape="id1" draw:start-glue-point="9" draw:end-shape="id2" draw:end-glue-point="5" svg:d="m5532 14958 2576 3444">
          <text:p>is-a</text:p>
        </draw:connector>
        <draw:connector draw:style-name="Link" draw:layer="layout" draw:type="line" svg:x1="5.295cm" svg:y1="17.924cm" svg:x2="7.76cm" svg:y2="18.94cm" draw:start-shape="id3" draw:start-glue-point="9" draw:end-shape="id2" svg:d="m5295 17924 2465 1016">
          <text:p>is-a</text:p>
        </draw:connector>
        <draw:connector draw:style-name="Link" draw:layer="layout" draw:type="line" svg:x1="6.012cm" svg:y1="20.382cm" svg:x2="8.108cm" svg:y2="19.478cm" draw:start-shape="id4" draw:start-glue-point="11" draw:end-shape="id2" draw:end-glue-point="7" svg:d="m6012 20382 2096-904">
          <text:p>is-a</text:p>
        </draw:connector>
        <draw:connector draw:style-name="Link" draw:layer="layout" draw:type="line" svg:x1="6.972cm" svg:y1="22.762cm" svg:x2="8.95cm" svg:y2="19.7cm" draw:start-shape="id5" draw:start-glue-point="11" draw:end-shape="id2" draw:end-glue-point="8" svg:d="m6972 22762 1978-3062">
          <text:p>is-a</text:p>
        </draw:connector>
        <draw:connector draw:style-name="Link" draw:layer="layout" draw:type="line" svg:x1="4.328cm" svg:y1="21.458cm" svg:x2="3.412cm" svg:y2="22.582cm" draw:start-shape="id4" draw:start-glue-point="7" draw:end-shape="id6" draw:end-glue-point="11" svg:d="m4328 21458-916 1124">
          <text:p>is-a</text:p>
        </draw:connector>
        <draw:connector draw:style-name="Link" draw:layer="layout" draw:type="line" svg:x1="5.532cm" svg:y1="13.882cm" svg:x2="6.848cm" svg:y2="10.378cm" draw:start-shape="id1" draw:start-glue-point="11" draw:end-shape="id7" draw:end-glue-point="7" svg:d="m5532 13882 1316-3504">
          <text:p>formalizes</text:p>
        </draw:connector>
        <draw:connector draw:style-name="Link" draw:layer="layout" draw:type="line" svg:x1="8.95cm" svg:y1="19.7cm" svg:x2="11.248cm" svg:y2="22.282cm" draw:start-shape="id2" draw:start-glue-point="8" draw:end-shape="id8" draw:end-glue-point="5" svg:d="m8950 19700 2298 2582">
          <text:p>has</text:p>
        </draw:connector>
        <draw:connector draw:style-name="Link" draw:layer="layout" draw:type="line" svg:x1="9.792cm" svg:y1="19.478cm" svg:x2="11.828cm" svg:y2="20.442cm" draw:start-shape="id2" draw:start-glue-point="9" draw:end-shape="id9" draw:end-glue-point="5" svg:d="m9792 19478 2036 964">
          <text:p>has</text:p>
        </draw:connector>
        <draw:connector draw:style-name="Link" draw:layer="layout" draw:type="line" svg:x1="10.14cm" svg:y1="18.94cm" svg:x2="11.86cm" svg:y2="19.18cm" draw:start-shape="id2" draw:start-glue-point="10" draw:end-shape="id10" draw:end-glue-point="6" svg:d="m10140 18940 1720 240">
          <text:p>has</text:p>
        </draw:connector>
        <draw:connector draw:style-name="Link" draw:layer="layout" draw:type="line" svg:x1="9.792cm" svg:y1="18.402cm" svg:x2="10.848cm" svg:y2="17.078cm" draw:start-shape="id2" draw:start-glue-point="11" draw:end-shape="id11" draw:end-glue-point="7" svg:d="m9792 18402 1056-1324">
          <text:p>describes</text:p>
        </draw:connector>
        <draw:connector draw:style-name="Link" draw:layer="layout" draw:type="line" svg:x1="12.88cm" svg:y1="16.54cm" svg:x2="14.56cm" svg:y2="16.18cm" draw:start-shape="id11" draw:start-glue-point="10" draw:end-shape="id12" draw:end-glue-point="6" svg:d="m12880 16540 1680-360">
          <text:p>has</text:p>
        </draw:connector>
        <draw:connector draw:style-name="Link" draw:layer="layout" draw:type="line" svg:x1="12.532cm" svg:y1="17.078cm" svg:x2="15.508cm" svg:y2="18.642cm" draw:start-shape="id11" draw:start-glue-point="9" draw:end-shape="id13" draw:end-glue-point="5" svg:d="m12532 17078 2976 1564">
          <text:p>has</text:p>
        </draw:connector>
        <draw:connector draw:style-name="Link" draw:layer="layout" draw:type="line" svg:x1="17.35cm" svg:y1="22.7cm" svg:x2="16.31cm" svg:y2="23.88cm" draw:start-shape="id14" draw:start-glue-point="8" draw:end-shape="id15" draw:end-glue-point="4" svg:d="m17350 22700-1040 1180">
          <text:p>has</text:p>
        </draw:connector>
        <draw:connector draw:style-name="Link" draw:layer="layout" draw:type="line" svg:x1="16.35cm" svg:y1="19.94cm" svg:x2="17.35cm" svg:y2="21.18cm" draw:start-shape="id13" draw:start-glue-point="8" draw:end-shape="id14" draw:end-glue-point="4" svg:d="m16350 19940 1000 1240">
          <text:p>regards</text:p>
        </draw:connector>
        <draw:connector draw:style-name="Link" draw:layer="layout" draw:type="line" svg:x1="8.532cm" svg:y1="10.378cm" svg:x2="10.848cm" svg:y2="16.002cm" draw:start-shape="id7" draw:start-glue-point="9" draw:end-shape="id11" draw:end-glue-point="5" svg:d="m8532 10378 2316 5624">
          <text:p>contains</text:p>
        </draw:connector>
        <draw:connector draw:style-name="Link" draw:layer="layout" draw:type="line" svg:x1="16.57cm" svg:y1="8.86cm" svg:x2="17.31cm" svg:y2="7.48cm" draw:start-shape="id16" draw:start-glue-point="4" draw:end-shape="id17" draw:end-glue-point="8" svg:d="m16570 8860 740-1380">
          <text:p>implements</text:p>
        </draw:connector>
        <draw:connector draw:style-name="Link" draw:layer="layout" draw:type="line" svg:x1="12.252cm" svg:y1="4.822cm" svg:x2="13.408cm" svg:y2="3.478cm" draw:start-shape="id18" draw:start-glue-point="11" draw:end-shape="id19" draw:end-glue-point="7" svg:d="m12252 4822 1156-1344">
          <text:p>regards</text:p>
        </draw:connector>
        <draw:connector draw:style-name="Link" draw:layer="layout" draw:type="line" svg:x1="17.31cm" svg:y1="5.96cm" svg:x2="16.87cm" svg:y2="4.56cm" draw:start-shape="id17" draw:start-glue-point="4" draw:end-shape="id20" draw:end-glue-point="8" svg:d="m17310 5960-440-1400">
          <text:p>regards</text:p>
        </draw:connector>
        <draw:connector draw:style-name="Link" draw:layer="layout" draw:type="line" svg:x1="10.68cm" svg:y1="8.3cm" svg:x2="8.532cm" svg:y2="9.302cm" draw:start-shape="id21" draw:start-glue-point="6" draw:end-shape="id7" draw:end-glue-point="11" svg:d="m10680 8300-2148 1002">
          <text:p>has</text:p>
        </draw:connector>
        <draw:connector draw:style-name="Link" draw:layer="layout" draw:type="line" svg:x1="13.06cm" svg:y1="8.3cm" svg:x2="15.728cm" svg:y2="9.082cm" draw:start-shape="id21" draw:start-glue-point="10" draw:end-shape="id16" draw:end-glue-point="5" svg:d="m13060 8300 2668 782">
          <text:p>has</text:p>
        </draw:connector>
        <draw:connector draw:style-name="Link" draw:layer="layout" draw:type="line" svg:x1="4.453cm" svg:y1="16.626cm" svg:x2="4.69cm" svg:y2="15.18cm" draw:start-shape="id3" draw:start-glue-point="4" draw:end-shape="id1" draw:end-glue-point="8" svg:d="m4453 16626 237-1446">
          <text:p>uses</text:p>
        </draw:connector>
        <draw:connector draw:style-name="Link" draw:layer="layout" draw:type="line" svg:x1="5.17cm" svg:y1="20.16cm" svg:x2="4.453cm" svg:y2="18.146cm" draw:start-shape="id4" draw:start-glue-point="4" draw:end-shape="id3" draw:end-glue-point="8" svg:d="m5170 20160-717-2014">
          <text:p>uses</text:p>
        </draw:connector>
        <draw:connector draw:style-name="Link" draw:layer="layout" draw:type="line" svg:x1="8.612cm" svg:y1="4.298cm" svg:x2="10.22cm" svg:y2="5.36cm" draw:start-shape="id22" draw:start-glue-point="9" draw:end-shape="id18" draw:end-glue-point="6" svg:d="m8612 4298 1608 1062">
          <text:p>models</text:p>
        </draw:connector>
        <draw:custom-shape draw:style-name="Topic" xml:id="id23" draw:id="id23" draw:layer="layout" svg:width="2.38cm" svg:height="1.38cm" svg:x="6.1cm" svg:y="5.98cm">
          <text:p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Link" draw:layer="layout" draw:type="line" svg:x1="7.29cm" svg:y1="5.98cm" svg:x2="7.77cm" svg:y2="4.52cm" draw:start-shape="id23" draw:start-glue-point="4" draw:end-shape="id22" draw:end-glue-point="8" svg:d="m7290 5980 480-1460">
          <text:p>applies-to</text:p>
        </draw:connector>
        <draw:connector draw:style-name="Link" draw:layer="layout" draw:type="line" svg:x1="15.728cm" svg:y1="10.158cm" svg:x2="12.532cm" svg:y2="16.002cm" draw:start-shape="id16" draw:start-glue-point="7" draw:end-shape="id11" draw:end-glue-point="11" svg:d="m15728 10158-3196 5844">
          <text:p>is-a</text:p>
        </draw:connector>
        <draw:connector draw:style-name="Link" draw:layer="layout" draw:type="line" svg:x1="11.41cm" svg:y1="6.12cm" svg:x2="11.87cm" svg:y2="7.54cm" draw:start-shape="id18" draw:start-glue-point="8" draw:end-shape="id21" draw:end-glue-point="4" svg:d="m11410 6120 460 1420">
          <text:p>lives-is</text:p>
        </draw:connector>
        <draw:custom-shape draw:style-name="Topic" xml:id="id24" draw:id="id24" draw:layer="layout" svg:width="2.38cm" svg:height="1.52cm" svg:x="10.62cm" svg:y="10.3cm">
          <text:p>bounda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Link" draw:layer="layout" draw:type="line" svg:x1="8.532cm" svg:y1="10.378cm" svg:x2="10.62cm" svg:y2="11.06cm" draw:start-shape="id7" draw:start-glue-point="9" draw:end-shape="id24" draw:end-glue-point="6" svg:d="m8532 10378 2088 682">
          <text:p>shares</text:p>
        </draw:connector>
        <draw:connector draw:style-name="Link" draw:layer="layout" draw:type="line" svg:x1="15.728cm" svg:y1="10.158cm" svg:x2="13cm" svg:y2="11.06cm" draw:start-shape="id16" draw:start-glue-point="7" draw:end-shape="id24" draw:end-glue-point="10" svg:d="m15728 10158-2728 902">
          <text:p>shares</text:p>
        </draw:connector>
        <draw:connector draw:style-name="Link" draw:layer="layout" draw:type="line" svg:x1="11.81cm" svg:y1="13.16cm" svg:x2="11.81cm" svg:y2="11.82cm" draw:start-shape="id25" draw:start-glue-point="4" draw:end-shape="id24" svg:d="m11810 13160v-1340">
          <text:p>describes-phenomeneas-of</text:p>
        </draw:connector>
        <draw:connector draw:style-name="Link" draw:layer="layout" draw:type="line" svg:x1="5.101cm" svg:y1="8.252cm" svg:x2="6.848cm" svg:y2="9.302cm" draw:start-shape="id26" draw:start-glue-point="9" draw:end-shape="id7" draw:end-glue-point="5" svg:d="m5101 8252 1747 1050">
          <text:p>describes-phenomeneas-of</text:p>
        </draw:connector>
        <draw:connector draw:style-name="Link" draw:layer="layout" draw:type="curve" draw:line-skew="0cm -1.582cm" svg:x1="10.848cm" svg:y1="16.002cm" svg:x2="10.5cm" svg:y2="16.54cm" draw:start-shape="id11" draw:start-glue-point="5" draw:end-shape="id11" draw:end-glue-point="6" svg:d="m10848 16002c0-1084-1216-903-2084-498s-1388 1036 1736 1036">
          <text:p>interacts-with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ffff99" draw:fill-gradient-name="Gradient_20_8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ndara" style:font-style-name="Regular" style:font-family-generic="swiss" style:font-pitch="variable" fo:font-size="10.5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ic" style:family="graphic" style:parent-style-name="standard">
      <style:graphic-properties draw:textarea-horizontal-align="justify" draw:textarea-vertical-align="middle" draw:auto-grow-height="false"/>
      <style:paragraph-properties fo:text-align="center"/>
      <style:text-properties fo:font-size="10.5pt" fo:font-weight="normal"/>
    </style:style>
    <style:style style:name="Link" style:family="graphic" style:parent-style-name="objectwithoutfill">
      <style:graphic-properties draw:marker-end="Arrow" draw:marker-end-width="0.3cm" draw:fill="none" draw:textarea-vertical-align="middle"/>
      <style:paragraph-properties fo:text-align="center"/>
      <style:text-properties style:use-window-font-color="true" fo:font-size="10pt" fo:font-style="italic"/>
    </style:style>
    <style:style style:name="Note" style:family="graphic" style:parent-style-name="standard">
      <style:graphic-properties draw:fill="solid" draw:textarea-horizontal-align="justify" draw:textarea-vertical-align="middle" draw:auto-grow-height="false"/>
      <style:paragraph-properties fo:text-align="center"/>
      <style:text-properties fo:font-size="8pt" fo:font-style="italic"/>
    </style:style>
    <style:style style:name="Specification" style:family="graphic" style:parent-style-name="Note">
      <style:graphic-properties draw:fill-color="#ccccff"/>
      <style:paragraph-properties fo:text-align="star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x </meta:initial-creator>
    <meta:creation-date>2011-12-02T16:40:55.65</meta:creation-date>
    <dc:date>2011-12-07T14:33:02.53</dc:date>
    <dc:creator>dex </dc:creator>
    <meta:editing-duration>PT3H2M44S</meta:editing-duration>
    <meta:editing-cycles>11</meta:editing-cycles>
    <meta:generator>LibreOffice/3.4$Win32 LibreOffice_project/340m1$Build-203</meta:generator>
    <meta:document-statistic meta:object-count="57"/>
  </office:meta>
</office:document-meta>
</file>